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39D476268FB9E773.png" manifest:media-type="image/png"/>
  <manifest:file-entry manifest:full-path="Pictures/100000000000020000000200DBB3936191F7F9B3.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rsid="0061b216" officeooo:paragraph-rsid="0061b216"/>
    </style:style>
    <style:style style:name="P8" style:family="paragraph" style:parent-style-name="Table_20_Contents">
      <style:text-properties officeooo:paragraph-rsid="00648f12"/>
    </style:style>
    <style:style style:name="P9" style:family="paragraph" style:parent-style-name="Text_20_body">
      <style:text-properties officeooo:paragraph-rsid="003f79b2"/>
    </style:style>
    <style:style style:name="P10" style:family="paragraph" style:parent-style-name="Text_20_body">
      <style:text-properties officeooo:rsid="003aefc1" officeooo:paragraph-rsid="003aefc1"/>
    </style:style>
    <style:style style:name="P11" style:family="paragraph" style:parent-style-name="Text_20_body">
      <style:text-properties officeooo:rsid="003d1069" officeooo:paragraph-rsid="003d1069"/>
    </style:style>
    <style:style style:name="P12" style:family="paragraph" style:parent-style-name="Text_20_body">
      <style:text-properties officeooo:paragraph-rsid="004a75e6"/>
    </style:style>
    <style:style style:name="P13" style:family="paragraph" style:parent-style-name="Text_20_body">
      <style:text-properties officeooo:paragraph-rsid="004c9752"/>
    </style:style>
    <style:style style:name="P14" style:family="paragraph" style:parent-style-name="Text_20_body">
      <style:text-properties officeooo:paragraph-rsid="00585fae"/>
    </style:style>
    <style:style style:name="P15" style:family="paragraph" style:parent-style-name="Text_20_body">
      <style:text-properties officeooo:rsid="0008926b" officeooo:paragraph-rsid="00463c88"/>
    </style:style>
    <style:style style:name="P16" style:family="paragraph" style:parent-style-name="Heading_20_2">
      <style:text-properties officeooo:rsid="0006a37b" officeooo:paragraph-rsid="0006a37b"/>
    </style:style>
    <style:style style:name="P17" style:family="paragraph" style:parent-style-name="Heading_20_2">
      <style:text-properties officeooo:rsid="004c9752" officeooo:paragraph-rsid="004e54de"/>
    </style:style>
    <style:style style:name="P18" style:family="paragraph" style:parent-style-name="Heading_20_2">
      <style:text-properties officeooo:rsid="0006cf10" officeooo:paragraph-rsid="0006a37b"/>
    </style:style>
    <style:style style:name="P19" style:family="paragraph" style:parent-style-name="code">
      <style:text-properties officeooo:rsid="004c9752" officeooo:paragraph-rsid="004c9752"/>
    </style:style>
    <style:style style:name="P20" style:family="paragraph" style:parent-style-name="code">
      <style:text-properties officeooo:rsid="004eeaf4" officeooo:paragraph-rsid="004eeaf4"/>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code">
      <style:text-properties officeooo:rsid="0061b216" officeooo:paragraph-rsid="006c5789"/>
    </style:style>
    <style:style style:name="P24" style:family="paragraph" style:parent-style-name="code">
      <style:text-properties officeooo:rsid="004c9752" officeooo:paragraph-rsid="004c9752"/>
    </style:style>
    <style:style style:name="P25" style:family="paragraph" style:parent-style-name="enum" style:list-style-name="L1"/>
    <style:style style:name="P26" style:family="paragraph" style:parent-style-name="enum" style:list-style-name="L1">
      <style:text-properties officeooo:rsid="006f6daa" officeooo:paragraph-rsid="006f6daa"/>
    </style:style>
    <style:style style:name="P27" style:family="paragraph" style:parent-style-name="enum" style:list-style-name="L1">
      <style:text-properties officeooo:rsid="006e374c" officeooo:paragraph-rsid="006e374c"/>
    </style:style>
    <style:style style:name="P28" style:family="paragraph" style:parent-style-name="enum" style:list-style-name="L1">
      <style:text-properties fo:language="fr" fo:country="CA" style:language-asian="zh" style:country-asian="CN" style:language-complex="ar" style:country-complex="SA"/>
    </style:style>
    <style:style style:name="P29" style:family="paragraph" style:parent-style-name="question">
      <style:text-properties officeooo:rsid="006ab9ea" officeooo:paragraph-rsid="006ab9ea"/>
    </style:style>
    <style:style style:name="P30"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80a2e"/>
    </style:style>
    <style:style style:name="T7" style:family="text">
      <style:text-properties officeooo:rsid="0008e4bc"/>
    </style:style>
    <style:style style:name="T8" style:family="text">
      <style:text-properties officeooo:rsid="00093527"/>
    </style:style>
    <style:style style:name="T9" style:family="text">
      <style:text-properties officeooo:rsid="000c71da"/>
    </style:style>
    <style:style style:name="T10" style:family="text">
      <style:text-properties officeooo:rsid="000e458d"/>
    </style:style>
    <style:style style:name="T11" style:family="text">
      <style:text-properties officeooo:rsid="00101598"/>
    </style:style>
    <style:style style:name="T12" style:family="text">
      <style:text-properties officeooo:rsid="0011833e"/>
    </style:style>
    <style:style style:name="T13" style:family="text">
      <style:text-properties officeooo:rsid="0013db85"/>
    </style:style>
    <style:style style:name="T14" style:family="text">
      <style:text-properties officeooo:rsid="00164c8d"/>
    </style:style>
    <style:style style:name="T15" style:family="text">
      <style:text-properties officeooo:rsid="0016b85e"/>
    </style:style>
    <style:style style:name="T16" style:family="text">
      <style:text-properties officeooo:rsid="00191857"/>
    </style:style>
    <style:style style:name="T17" style:family="text">
      <style:text-properties officeooo:rsid="0024a8bf"/>
    </style:style>
    <style:style style:name="T18" style:family="text">
      <style:text-properties officeooo:rsid="00263606"/>
    </style:style>
    <style:style style:name="T19" style:family="text">
      <style:text-properties officeooo:rsid="002effc0"/>
    </style:style>
    <style:style style:name="T20" style:family="text">
      <style:text-properties officeooo:rsid="003045c3"/>
    </style:style>
    <style:style style:name="T21" style:family="text">
      <style:text-properties officeooo:rsid="0031cd65"/>
    </style:style>
    <style:style style:name="T22" style:family="text">
      <style:text-properties officeooo:rsid="00390853"/>
    </style:style>
    <style:style style:name="T23" style:family="text">
      <style:text-properties officeooo:rsid="003c2bca"/>
    </style:style>
    <style:style style:name="T24" style:family="text">
      <style:text-properties officeooo:rsid="003e415d"/>
    </style:style>
    <style:style style:name="T25" style:family="text">
      <style:text-properties officeooo:rsid="0040ebf6"/>
    </style:style>
    <style:style style:name="T26" style:family="text">
      <style:text-properties officeooo:rsid="004178ef"/>
    </style:style>
    <style:style style:name="T27" style:family="text">
      <style:text-properties officeooo:rsid="0042f6b4"/>
    </style:style>
    <style:style style:name="T28" style:family="text">
      <style:text-properties officeooo:rsid="0044b1f9"/>
    </style:style>
    <style:style style:name="T29" style:family="text">
      <style:text-properties officeooo:rsid="004697a4"/>
    </style:style>
    <style:style style:name="T30" style:family="text">
      <style:text-properties officeooo:rsid="004a75e6"/>
    </style:style>
    <style:style style:name="T31" style:family="text">
      <style:text-properties officeooo:rsid="004c8861"/>
    </style:style>
    <style:style style:name="T32" style:family="text">
      <style:text-properties officeooo:rsid="004c9752"/>
    </style:style>
    <style:style style:name="T33" style:family="text">
      <style:text-properties officeooo:rsid="00585fae"/>
    </style:style>
    <style:style style:name="T34" style:family="text">
      <style:text-properties officeooo:rsid="005a1a74"/>
    </style:style>
    <style:style style:name="T35" style:family="text">
      <style:text-properties officeooo:rsid="005a8cf0"/>
    </style:style>
    <style:style style:name="T36" style:family="text">
      <style:text-properties officeooo:rsid="005c2e03"/>
    </style:style>
    <style:style style:name="T37" style:family="text">
      <style:text-properties officeooo:rsid="00648603"/>
    </style:style>
    <style:style style:name="T38" style:family="text">
      <style:text-properties officeooo:rsid="006a68bd"/>
    </style:style>
    <style:style style:name="T39" style:family="text">
      <style:text-properties officeooo:rsid="006a6afe"/>
    </style:style>
    <style:style style:name="T40" style:family="text">
      <style:text-properties officeooo:rsid="006ab9ea"/>
    </style:style>
    <style:style style:name="T41" style:family="text">
      <style:text-properties officeooo:rsid="0071364c"/>
    </style:style>
    <style:style style:name="T42" style:family="text">
      <style:text-properties officeooo:rsid="007360e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7</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text:span><text:soft-page-break/><text:span text:style-name="T2">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1">src/</text:span>dragonizer --cmd draw --output out.pgm --power 25 --lib serial</text:p>
      <text:p text:style-name="P17">Décompression et compilation</text:p>
      <text:p text:style-name="P13"><text:span text:style-name="T32">Voici les étapes à suivre pour décompresser et compiler l'archive du code source de départ. La procédure est la même pour tous les laboratoires du cours </text:span><text:span text:style-name="T32"><text:user-defined style:data-style-name="N0" text:name="Sigle">INF8601</text:user-defined></text:span><text:span text:style-name="T32">.</text:span></text:p>
      <text:p text:style-name="P19"># Décompressez l'archive</text:p>
      <text:p text:style-name="P19">$ tar xzvf inf8601-lab1-2.<text:span text:style-name="T42">2.1</text:span>.tar.gz</text:p>
      <text:p text:style-name="P19">$ cd inf8601-lab1-2.<text:span text:style-name="T42">2</text:span>.<text:span text:style-name="T41">1</text:span></text:p>
      <text:p text:style-name="P19"># Par mesure de sécurité, le serveur de fichier enlève la permission d'exécution. Exécutez le script fixperms.sh pour corriger les permissions.</text:p>
      <text:p text:style-name="P23"># Générez le fichier de configuration</text:p>
      <text:p text:style-name="P23">$ ./autogen.sh</text:p>
      <text:p text:style-name="P19">$ sh -x fixperms.sh</text:p>
      <text:p text:style-name="P19"># Configurez les sources</text:p>
      <text:p text:style-name="P19">$ ./configure</text:p>
      <text:p text:style-name="P19"># Compilez les sources</text:p>
      <text:p text:style-name="P19">$ make</text:p>
      <text:p text:style-name="P20"># Exécutez les tests</text:p>
      <text:p text:style-name="P20">$ make check</text:p>
      <text:p text:style-name="Heading_20_1_20_-_20_no_20_caption">Informations techniques</text:p>
      <text:list xml:id="list477621106" text:style-name="L1">
        <text:list-item>
          <text:p text:style-name="P25">Répondez directement dans le questionnaire ODT avec Libre Office.</text:p>
        </text:list-item>
        <text:list-item>
          <text:p text:style-name="P26"><text:soft-page-break/>Remettez le questionnaire en format ODT.</text:p>
        </text:list-item>
        <text:list-item>
          <text:p text:style-name="P25">La correction se fera directement dans le document électronique.</text:p>
        </text:list-item>
        <text:list-item>
          <text:p text:style-name="P25">Le questionnaire rempli et le code doivent être remis par Moodle dans une archive tar.gz.</text:p>
        </text:list-item>
        <text:list-item>
          <text:p text:style-name="P25">Une seule personne de l'équipe doit effectuer la remise sur Moodle.</text:p>
        </text:list-item>
        <text:list-item>
          <text:p text:style-name="P25"><text:span text:style-name="T25">Pour </text:span>la remise, <text:span text:style-name="T25">compilez l'archive tar.gz avec la commande</text:span> <text:span text:style-name="technical">make </text:span><text:span text:style-name="technical"><text:span text:style-name="T25">dist</text:span></text:span>.</text:p>
        </text:list-item>
        <text:list-item>
          <text:p text:style-name="P27">Vérifiez que l'archive que vous remettez contient tous les fichiers nécessaire.</text:p>
        </text:list-item>
        <text:list-item>
          <text:p text:style-name="P25">Pour obtenir les mesures de performance, compilez avec l'optimisation -O2.</text:p>
        </text:list-item>
        <text:list-item>
          <text:p text:style-name="P28">Recommencez une expérience si vous jugez que les données sont anormales.</text:p>
        </text:list-item>
        <text:list-item>
          <text:p text:style-name="P28">Utilisez les machines du laboratoire pour obtenir vos résultats.</text:p>
        </text:list-item>
        <text:list-item>
          <text:p text:style-name="P28">10% de la note finale peut être enlevée pour la mauvaise qualité de la langue.</text:p>
        </text:list-item>
      </text:list>
      <text:h text:style-name="P21" text:outline-level="1"/>
      <text:h text:style-name="P22"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6">de profilage</text:span> <text:span text:style-name="T36">utilisant</text:span> <text:span text:style-name="technical">valgrind</text:span> .</text:p>
      <text:p text:style-name="code">valgrind --tool=callgrind .<text:span text:style-name="T31">/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5">4</text:span> fonctions qui utilisent le plus de temps de calcul. </text:h>
          </table:table-cell>
          <table:table-cell table:style-name="Table3.A1" office:value-type="string">
            <text:p text:style-name="P10"/>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8">6 et 8</text:span> fils d'exécution selon la loi d'Amdahl pour chaque fonction.</text:h>
          </table:table-cell>
          <table:table-cell table:style-name="Table3.A1" office:value-type="string">
            <text:p text:style-name="P10"/>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8">Facteur d'accélération maximal</text:p>
            <text:p text:style-name="P8">à <text:span text:style-name="T38">6</text:span> fils d'exécution</text:p>
          </table:table-cell>
          <table:table-cell table:style-name="Table1.D1" office:value-type="string">
            <text:p text:style-name="Table_20_Contents">Facteur d'accélération maximal</text:p>
            <text:p text:style-name="Table_20_Contents">à <text:span text:style-name="T38">8</text:span> fils d'exécution</text:p>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text:p text:style-name="Table_20_Contents"/>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5" office:value-type="string">
            <text:p text:style-name="Table_20_Contents"/>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5" office:value-type="string">
            <text:p text:style-name="Table_20_Contents"/>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5" office:value-type="string">
            <text:p text:style-name="Table_20_Contents"/>
          </table:table-cell>
        </table:table-row>
        <table:table-row>
          <table:table-cell table:style-name="Table1.A2" office:value-type="string">
            <text:p text:style-name="Table_20_Contents">Total</text:p>
          </table:table-cell>
          <table:table-cell table:style-name="Table1.B6">
            <text:p text:style-name="Table_20_Contents"/>
          </table:table-cell>
          <table:table-cell table:style-name="Table1.B6">
            <text:p text:style-name="Table_20_Contents"/>
          </table:table-cell>
          <table:table-cell table:style-name="Table1.D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14">Mesurez le temps d'exécution <text:span text:style-name="T34">série </text:span>du dessin d'un dragon à l'aide du script <text:span text:style-name="technical">performance.sh</text:span>, <text:span text:style-name="T33">comme ceci :</text:span></text:p>
      <text:p text:style-name="code">.<text:span text:style-name="T33">/performance.sh serial</text:span></text:p>
      <text:p text:style-name="P14">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3">car</text:span> <text:span text:style-name="T31">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0"/>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7">z</text:span> la signification générale de ce ratio.</text:h>
          </table:table-cell>
          <table:table-cell table:style-name="Table4.A1" office:value-type="string">
            <text:p text:style-name="P10"/>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0"/>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14">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39D476268FB9E773.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text:soft-page-break/>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0"/>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0"/>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0"/>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0"/>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0"/>
          </table:table-cell>
          <table:table-cell table:style-name="Table5.A1" office:value-type="string">
            <text:p text:style-name="Text_20_body"><text:s/>/<text:span text:style-name="T13">2</text:span>pts</text:p>
          </table:table-cell>
        </table:table-row>
      </table:table>
      <text:p text:style-name="Standard"/>
      <text:h text:style-name="Heading_20_1" text:outline-level="1">Fonctionnement des librairies [ <text:span text:style-name="T17">8</text:span> pts ]</text:h>
      <text:p text:style-name="Text_20_body">Cet atelier vise à explorer les différences entre les librairies PThread et TBB en instrumentant la fonction de dessin <text:span text:style-name="T15">et en observant le comportement du point de vue du système d'exploitation</text:span>. </text:p>
      <text:p text:style-name="P16">Répartition du <text:span text:style-name="T26">calcul</text:span></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ext:soft-page-break/>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18">Exécution du point de vue du système d'exploitation</text:p>
      <text:p text:style-name="P15">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2"><text:span text:style-name="T29">Pour enregistrer la trace noyau, il suffit d'exécuter le script </text:span><text:span text:style-name="technical"><text:span text:style-name="T8">trace-dragon</text:span></text:span> avec <text:span text:style-name="technical"><text:span text:style-name="T28">lttng-simple</text:span></text:span><text:span text:style-name="T28">, comme ceci :</text:span></text:p>
      <text:p text:style-name="code"><text:span text:style-name="technical"><text:span text:style-name="T30">$ lttng-simple -c -k -s –- ./trace-dragon</text:span></text:span></text:p>
      <text:p text:style-name="P12"><text:span text:style-name="T30">Le script </text:span><text:span text:style-name="technical"><text:span text:style-name="T30">trace-dragon</text:span></text:span><text:span text:style-name="T30"> exécute le calcul du dessin avec la librairie PThread, puis avec la librairie TBB. La trace produite se trouve dans le répertoire </text:span><text:span text:style-name="technical"><text:span text:style-name="T16">/home/tracing/$USER/lttng/traces/trace-dragon-k</text:span></text:span><text:span text:style-name="T8">.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0"/>
          </table:table-cell>
          <table:table-cell table:style-name="Table8.A1" office:value-type="string">
            <text:p text:style-name="Text_20_body"><text:s/>/<text:span text:style-name="T11">2</text:span> pt<text:span text:style-name="T22">s</text:span></text:p>
          </table:table-cell>
        </table:table-row>
        <table:table-row>
          <table:table-cell table:style-name="Table8.A1" office:value-type="string">
            <text:h text:style-name="question" text:outline-level="2"><text:span text:style-name="T37">Instrumentation du code pour obtenir le nombre d'intervalles et de fils d'exécution</text:span> <text:span text:style-name="T6">et capture d'écran de la trace (insérez ci-dessous).</text:span></text:h>
          </table:table-cell>
          <table:table-cell table:style-name="Table8.A1" office:value-type="string">
            <text:p text:style-name="P10"/>
          </table:table-cell>
          <table:table-cell table:style-name="Table8.A1" office:value-type="string">
            <text:p text:style-name="Text_20_body"><text:s/>/2 pt<text:span text:style-name="T22">s</text:span></text:p>
          </table:table-cell>
        </table:table-row>
        <table:table-row>
          <table:table-cell table:style-name="Table8.A1" office:value-type="string">
            <text:h text:style-name="question" text:outline-level="2">D'après les données obtenues, <text:span text:style-name="T23">donnez une courte explication des </text:span>différences entre PThread et TBB par rapport à leur fonctionnement propre. <text:span text:style-name="T7">Combien de fils d'exécution sont démarrés? Comment se fait la répartition du calcul entre les fils d'exécution? Quels sont les appels systèmes impliqués dans la synchronisation des fils d'exécution?</text:span></text:h>
            <text:p text:style-name="P11">PThread :</text:p>
            <text:p text:style-name="P11">TBB : </text:p>
          </table:table-cell>
          <table:table-cell table:style-name="Table8.A1" office:value-type="string">
            <text:p text:style-name="P10"/>
          </table:table-cell>
          <table:table-cell table:style-name="Table8.A1" office:value-type="string">
            <text:p text:style-name="Text_20_body"><text:s/>/<text:span text:style-name="T10">4</text:span> pts</text:p>
          </table:table-cell>
        </table:table-row>
      </table:table>
      <text:h text:style-name="Heading_20_1" text:outline-level="1"><text:soft-page-break/>Analyse de <text:span text:style-name="T21">la</text:span> performance [ 1<text:span text:style-name="T20">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9">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0"/>
          </table:table-cell>
          <table:table-cell table:style-name="Table7.A1" office:value-type="string">
            <text:p text:style-name="Text_20_body"><text:s/>/<text:span text:style-name="T18">1</text:span>pt</text:p>
          </table:table-cell>
        </table:table-row>
        <table:table-row>
          <table:table-cell table:style-name="Table7.A1" office:value-type="string">
            <text:h text:style-name="question" text:outline-level="2">Calcule<text:span text:style-name="T27">z</text:span><draw:frame draw:style-name="fr4"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7">z</text:span><draw:frame draw:style-name="fr4"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P29" text:outline-level="2">Obtenez-vous une accélération à 8 fils similaire à l'accélération maximale calculée à la partie 1? Pourquoi est-ce le cas?</text:h>
          </table:table-cell>
          <table:table-cell table:style-name="Table7.A1" office:value-type="string">
            <text:p text:style-name="P10"/>
          </table:table-cell>
          <table:table-cell table:style-name="Table7.A1" office:value-type="string">
            <text:p text:style-name="Text_20_body">/<text:span text:style-name="T40">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9">et appuyez-vous sur votre analyse du fonctionnement des librairies de la section précédente</text:span>.</text:h>
          </table:table-cell>
          <table:table-cell table:style-name="Table7.A1" office:value-type="string">
            <text:p text:style-name="P10"/>
          </table:table-cell>
          <table:table-cell table:style-name="Table7.A1" office:value-type="string">
            <text:p text:style-name="Text_20_body"><text:s/>/<text:span text:style-name="T12">3</text:span>pts</text:p>
          </table:table-cell>
        </table:table-row>
        <text:soft-page-break/>
        <table:table-row>
          <table:table-cell table:style-name="Table7.A1" office:value-type="string">
            <text:h text:style-name="P30"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0"/>
          </table:table-cell>
          <table:table-cell table:style-name="Table7.A1" office:value-type="string">
            <text:p text:style-name="Text_20_body">/<text:span text:style-name="T19">3pts</text:span></text:p>
          </table:table-cell>
        </table:table-row>
      </table:table>
      <text:p text:style-name="Standard"/>
      <text:p text:style-name="Standard"/>
      <text:p text:style-name="Standard"/>
      <text:h text:style-name="P2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4">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39">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4</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13M15S</meta:editing-duration>
    <meta:editing-cycles>108</meta:editing-cycles>
    <meta:generator>LibreOffice/5.3.1.2$Linux_X86_64 LibreOffice_project/30m0$Build-2</meta:generator>
    <dc:date>2017-08-31T18:05:05.839392248</dc:date>
    <meta:document-statistic meta:table-count="10" meta:image-count="2" meta:object-count="6" meta:page-count="10" meta:paragraph-count="157" meta:word-count="2032" meta:character-count="13001" meta:non-whitespace-character-count="11133"/>
    <meta:user-defined meta:name="Cours">Systèmes parallèles</meta:user-defined>
    <meta:user-defined meta:name="Session">Automne 2017</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